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37cm" fo:margin-left="-0.624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3.334cm"/>
    </style:style>
    <style:style style:name="Table1.C" style:family="table-column">
      <style:table-column-properties style:column-width="9.049cm"/>
    </style:style>
    <style:style style:name="Table1.D" style:family="table-column">
      <style:table-column-properties style:column-width="2.55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381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8daf" officeooo:paragraph-rsid="001d8daf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Table_20_Contents">
      <style:text-properties officeooo:rsid="001f0584" officeooo:paragraph-rsid="001f0584"/>
    </style:style>
    <style:style style:name="P13" style:family="paragraph" style:parent-style-name="Table_20_Contents">
      <style:text-properties style:text-underline-style="none" fo:font-weight="normal" style:font-weight-asian="normal" style:font-weight-complex="normal"/>
    </style:style>
    <style:style style:name="P14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5" style:family="paragraph" style:parent-style-name="Table_20_Contents">
      <style:text-properties officeooo:rsid="00209088" officeooo:paragraph-rsid="00209088"/>
    </style:style>
    <style:style style:name="P16" style:family="paragraph" style:parent-style-name="Table_20_Contents">
      <style:text-properties fo:color="#cccccc"/>
    </style:style>
    <style:style style:name="P17" style:family="paragraph" style:parent-style-name="Table_20_Contents">
      <style:text-properties fo:color="#cccccc" officeooo:rsid="00209088" officeooo:paragraph-rsid="00209088"/>
    </style:style>
    <style:style style:name="P18" style:family="paragraph" style:parent-style-name="Table_20_Contents">
      <style:text-properties fo:color="#cccccc" fo:language="zxx" fo:country="none" style:language-asian="zxx" style:country-asian="none" style:language-complex="zxx" style:country-complex="none"/>
    </style:style>
    <style:style style:name="P19" style:family="paragraph" style:parent-style-name="Table_20_Contents">
      <style:text-properties fo:color="#cccccc" fo:language="zxx" fo:country="none" officeooo:rsid="001d01a7" officeooo:paragraph-rsid="001d01a7" style:language-asian="zxx" style:country-asian="none" style:language-complex="zxx" style:country-complex="none"/>
    </style:style>
    <style:style style:name="P20" style:family="paragraph" style:parent-style-name="Table_20_Contents">
      <style:text-properties fo:color="#cccccc" officeooo:rsid="00213f14" officeooo:paragraph-rsid="00213f14"/>
    </style:style>
    <style:style style:name="P21" style:family="paragraph" style:parent-style-name="Table_20_Contents">
      <style:text-properties fo:color="#cccccc" officeooo:rsid="0024ce03" officeooo:paragraph-rsid="0024ce03"/>
    </style:style>
    <style:style style:name="P22" style:family="paragraph" style:parent-style-name="Table_20_Contents">
      <style:text-properties officeooo:rsid="0020e623" officeooo:paragraph-rsid="0020e623"/>
    </style:style>
    <style:style style:name="P23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24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25" style:family="paragraph" style:parent-style-name="Table_20_Contents">
      <style:text-properties officeooo:rsid="00210819" officeooo:paragraph-rsid="00210819"/>
    </style:style>
    <style:style style:name="P26" style:family="paragraph" style:parent-style-name="Table_20_Contents">
      <style:text-properties officeooo:rsid="00213f14" officeooo:paragraph-rsid="00213f14"/>
    </style:style>
    <style:style style:name="P27" style:family="paragraph" style:parent-style-name="Table_20_Contents">
      <style:text-properties officeooo:rsid="00214074" officeooo:paragraph-rsid="00214074"/>
    </style:style>
    <style:style style:name="P28" style:family="paragraph" style:parent-style-name="Table_20_Contents">
      <style:text-properties officeooo:rsid="0023a25d" officeooo:paragraph-rsid="0023a25d"/>
    </style:style>
    <style:style style:name="P29" style:family="paragraph" style:parent-style-name="Table_20_Contents">
      <style:text-properties officeooo:rsid="0025b566" officeooo:paragraph-rsid="0025b566"/>
    </style:style>
    <style:style style:name="P30" style:family="paragraph" style:parent-style-name="Table_20_Contents">
      <style:text-properties officeooo:rsid="0027eda6" officeooo:paragraph-rsid="0027eda6"/>
    </style:style>
    <style:style style:name="P31" style:family="paragraph" style:parent-style-name="Table_20_Contents">
      <style:text-properties officeooo:rsid="00215975" officeooo:paragraph-rsid="00214074"/>
    </style:style>
    <style:style style:name="P32" style:family="paragraph" style:parent-style-name="Table_20_Contents">
      <style:text-properties officeooo:rsid="0029d2b6" officeooo:paragraph-rsid="0029d2b6"/>
    </style:style>
    <style:style style:name="P33" style:family="paragraph" style:parent-style-name="Table_20_Contents">
      <style:text-properties officeooo:rsid="002a1d57" officeooo:paragraph-rsid="002a1d57"/>
    </style:style>
    <style:style style:name="P34" style:family="paragraph" style:parent-style-name="Table_20_Contents">
      <style:text-properties officeooo:rsid="002dda76" officeooo:paragraph-rsid="002dda76"/>
    </style:style>
    <style:style style:name="P35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36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P37" style:family="paragraph" style:parent-style-name="Table_20_Contents">
      <style:text-properties officeooo:rsid="002e540a" officeooo:paragraph-rsid="002e540a"/>
    </style:style>
    <style:style style:name="T1" style:family="text">
      <style:text-properties officeooo:rsid="002090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a25d"/>
    </style:style>
    <style:style style:name="T4" style:family="text">
      <style:text-properties officeooo:rsid="0029d2b6"/>
    </style:style>
    <style:style style:name="T5" style:family="text">
      <style:text-properties officeooo:rsid="002df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Milestones &amp; Tasks</text:p>
      <text:p text:style-name="P35">Group 13</text:p>
      <text:p text:style-name="P36">Tim / Phil / Alex H. / Alex I.</text:p>
      <text:p text:style-name="P36"/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1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2"><text:span text:style-name="T4">5</text:span>.11 <text:span text:style-name="T4">(Fr)</text:span>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2"><text:span text:style-name="T4">5</text:span>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5"><text:span text:style-name="T4">5</text:span>.11</text:p>
          </table:table-cell>
          <table:table-cell table:style-name="Table1.A2" office:value-type="string">
            <text:p text:style-name="P8">Besprechung</text:p>
          </table:table-cell>
          <table:table-cell table:style-name="Table1.A2" office:value-type="string">
            <text:p text:style-name="P8">Durchsprechen von den bevorstehenden <text:s/>Aufgaben</text:p>
          </table:table-cell>
          <table:table-cell table:style-name="Table1.D2" office:value-type="string">
            <text:p text:style-name="P8">Alle</text:p>
          </table:table-cell>
        </table:table-row>
        <table:table-row>
          <table:table-cell table:style-name="Table1.A2" office:value-type="string">
            <text:p text:style-name="P12"><text:span text:style-name="T4">5</text:span>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4">1<text:span text:style-name="T5">1</text:span>.11 <text:span text:style-name="T4">(Mi)</text:span></text:p>
          </table:table-cell>
          <table:table-cell table:style-name="Table1.A6" office:value-type="string">
            <text:p text:style-name="P10">MS1</text:p>
          </table:table-cell>
          <table:table-cell table:style-name="Table1.A6" office:value-type="string">
            <text:p text:style-name="P11">Protokollphase "Prolog"</text:p>
          </table:table-cell>
          <table:table-cell table:style-name="Table1.D6" office:value-type="string">
            <text:p text:style-name="P13"/>
          </table:table-cell>
        </table:table-row>
        <table:table-row table:style-name="Table1.7">
          <table:table-cell table:style-name="Table1.A30" office:value-type="string">
            <text:p text:style-name="P37">11.11</text:p>
          </table:table-cell>
          <table:table-cell table:style-name="Table1.B7" office:value-type="string">
            <text:p text:style-name="P2">Game-ID</text:p>
          </table:table-cell>
          <table:table-cell table:style-name="Table1.C30" office:value-type="string">
            <text:p text:style-name="P2">Game-ID von der Kommandozeile auslesen</text:p>
          </table:table-cell>
          <table:table-cell table:style-name="Table1.D7" office:value-type="string">
            <text:p text:style-name="P32">Alex H.</text:p>
          </table:table-cell>
        </table:table-row>
        <table:table-row>
          <table:table-cell table:style-name="Table1.A30" office:value-type="string">
            <text:p text:style-name="P37">11.11</text:p>
          </table:table-cell>
          <table:table-cell table:style-name="Table1.B8" office:value-type="string">
            <text:p text:style-name="P2">Konstanten</text:p>
          </table:table-cell>
          <table:table-cell table:style-name="Table1.C30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P32">Tim</text:p>
          </table:table-cell>
        </table:table-row>
        <table:table-row>
          <table:table-cell table:style-name="Table1.A30" office:value-type="string">
            <text:p text:style-name="P37">11.11</text:p>
          </table:table-cell>
          <table:table-cell table:style-name="Table1.B9" office:value-type="string">
            <text:p text:style-name="P5">Serverconnect</text:p>
          </table:table-cell>
          <table:table-cell table:style-name="Table1.C30" office:value-type="string">
            <text:p text:style-name="P5">Kontakt mit dem dem Gameserver aufnehmen</text:p>
          </table:table-cell>
          <table:table-cell table:style-name="Table1.D9" office:value-type="string">
            <text:p text:style-name="P33">Phil</text:p>
          </table:table-cell>
        </table:table-row>
        <table:table-row>
          <table:table-cell table:style-name="Table1.A2" office:value-type="string">
            <text:p text:style-name="P37">11.11</text:p>
          </table:table-cell>
          <table:table-cell table:style-name="Table1.A2" office:value-type="string">
            <text:p text:style-name="P9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P34">Alex I.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11" office:value-type="string">
            <text:p text:style-name="P18"/>
          </table:table-cell>
          <table:table-cell table:style-name="Table1.C30" office:value-type="string">
            <text:p text:style-name="P19">Unterpunkt 1</text:p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12" office:value-type="string">
            <text:p text:style-name="P18"/>
          </table:table-cell>
          <table:table-cell table:style-name="Table1.C30" office:value-type="string">
            <text:p text:style-name="P19">Unterpunkt 2</text:p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P37">11.11</text:p>
          </table:table-cell>
          <table:table-cell table:style-name="Table1.B30" office:value-type="string">
            <text:p text:style-name="P5">Pretty Print</text:p>
          </table:table-cell>
          <table:table-cell table:style-name="Table1.C30" office:value-type="string">
            <text:p text:style-name="P5">Wohlformatierte Ausgabe vom Gameserver</text:p>
          </table:table-cell>
          <table:table-cell table:style-name="Table1.D30" office:value-type="string">
            <text:p text:style-name="P34">Tim</text:p>
          </table:table-cell>
        </table:table-row>
        <table:table-row>
          <table:table-cell table:style-name="Table1.A30" office:value-type="string">
            <text:p text:style-name="P37">11.11</text:p>
          </table:table-cell>
          <table:table-cell table:style-name="Table1.B30" office:value-type="string">
            <text:p text:style-name="P6">Fehlerbehanlung</text:p>
          </table:table-cell>
          <table:table-cell table:style-name="Table1.C30" office:value-type="string">
            <text:p text:style-name="P6">Ausführliche Fehlerausgaben mit perror()</text:p>
          </table:table-cell>
          <table:table-cell table:style-name="Table1.D30" office:value-type="string">
            <text:p text:style-name="P34">Alle</text:p>
          </table:table-cell>
        </table:table-row>
        <table:table-row>
          <table:table-cell table:style-name="Table1.A30" office:value-type="string">
            <text:p text:style-name="P37">11.11</text:p>
          </table:table-cell>
          <table:table-cell table:style-name="Table1.B30" office:value-type="string">
            <text:p text:style-name="P7">Makefile</text:p>
          </table:table-cell>
          <table:table-cell table:style-name="Table1.C30" office:value-type="string">
            <text:p text:style-name="P7">Ziel ist ein makefile, das nur ein executable mit dem Namen “client” rausbringt</text:p>
          </table:table-cell>
          <table:table-cell table:style-name="Table1.D30" office:value-type="string">
            <text:p text:style-name="P34">Alle</text:p>
          </table:table-cell>
        </table:table-row>
        <table:table-row>
          <table:table-cell table:style-name="Table1.A16" office:value-type="string">
            <text:p text:style-name="P37">11.11</text:p>
          </table:table-cell>
          <table:table-cell table:style-name="Table1.B16" office:value-type="string">
            <text:p text:style-name="P7">Testen</text:p>
          </table:table-cell>
          <table:table-cell table:style-name="Table1.C16" office:value-type="string">
            <text:p text:style-name="P7">Fehlerbehandlung / Alle möglichen Ausnahmefälle ausprobieren / Kommunikation mit dem Gameserver ausprobieren</text:p>
          </table:table-cell>
          <table:table-cell table:style-name="Table1.D16" office:value-type="string">
            <text:p text:style-name="P34">Alle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P15">MS2</text:p>
          </table:table-cell>
          <table:table-cell table:style-name="Table1.A6" office:value-type="string">
            <text:p text:style-name="P23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P22"/>
          </table:table-cell>
          <table:table-cell table:style-name="Table1.B30" office:value-type="string">
            <text:p text:style-name="P22">Konfigurations-</text:p>
            <text:p text:style-name="P22">datei</text:p>
          </table:table-cell>
          <table:table-cell table:style-name="Table1.C30" office:value-type="string">
            <text:p text:style-name="P22">3 Variablen rauslesen aus einer <text:span text:style-name="T2">config.conf</text:span> und in einer <text:span text:style-name="T2">struct</text:span> ablegen (host, port, spielart)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P22">Auslagern des Rauslesens in config.c</text:p>
          </table:table-cell>
          <table:table-cell table:style-name="Table1.C30" office:value-type="string">
            <text:p text:style-name="P22">Einzelnes Programm zum rauslesen und speichern schreiben, Formatierung beachten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P25">Forking I</text:p>
          </table:table-cell>
          <table:table-cell table:style-name="Table1.C30" office:value-type="string">
            <text:p text:style-name="P25">Thinker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P25">Forking II</text:p>
          </table:table-cell>
          <table:table-cell table:style-name="Table1.C30" office:value-type="string">
            <text:p text:style-name="P25">Connector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P26">Shared Memory I</text:p>
          </table:table-cell>
          <table:table-cell table:style-name="Table1.C30" office:value-type="string">
            <text:p text:style-name="P26">Kernpunkte: Modular aufbauen um das Spielprinzip leicht verändern zu können, alles in einem <text:span text:style-name="T2">struct </text:span>speichern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P26">Shared Memory II</text:p>
          </table:table-cell>
          <table:table-cell table:style-name="Table1.C30" office:value-type="string">
            <text:p text:style-name="P26">Überlegnung für viele Spieler – realloc für shm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P16"/>
          </table:table-cell>
          <table:table-cell table:style-name="Table1.B30" office:value-type="string">
            <text:p text:style-name="P20">Placeholder</text:p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P16"/>
          </table:table-cell>
          <table:table-cell table:style-name="Table1.B30" office:value-type="string">
            <text:p text:style-name="P20">Placeholder</text:p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Table_20_Contents"/>
          </table:table-cell>
        </table:table-row>
        <text:soft-page-break/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P26">MS3</text:p>
          </table:table-cell>
          <table:table-cell table:style-name="Table1.A6" office:value-type="string">
            <text:p text:style-name="P24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P29">Protokoll</text:p>
          </table:table-cell>
          <table:table-cell table:style-name="Table1.C30" office:value-type="string">
            <text:p text:style-name="P30">TODO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P30">TODO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P29">Thinker</text:p>
          </table:table-cell>
          <table:table-cell table:style-name="Table1.C30" office:value-type="string">
            <text:p text:style-name="P30">TODO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P30">TODO</text:p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</table:table-cell>
          <table:table-cell table:style-name="Table1.B31" office:value-type="string">
            <text:p text:style-name="P29">Übermittlung des Spielzugs</text:p>
          </table:table-cell>
          <table:table-cell table:style-name="Table1.C31" office:value-type="string">
            <text:p text:style-name="P30">TODO</text:p>
          </table:table-cell>
          <table:table-cell table:style-name="Table1.D3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8">2.2</text:p>
          </table:table-cell>
          <table:table-cell table:style-name="Table1.A6" office:value-type="string">
            <text:p text:style-name="P27">MS4</text:p>
          </table:table-cell>
          <table:table-cell table:style-name="Table1.A6" office:value-type="string">
            <text:p text:style-name="P24">Artificial Intelligenc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Table_20_Contents"/>
          </table:table-cell>
          <table:table-cell table:style-name="Table1.B35" office:value-type="string">
            <text:p text:style-name="P27">AI <text:span text:style-name="T3">I</text:span></text:p>
          </table:table-cell>
          <table:table-cell table:style-name="Table1.C35" office:value-type="string">
            <text:p text:style-name="P27">Keine Nutzung von Datenbanken</text:p>
            <text:p text:style-name="P27">Executable darf maximal 500 kB groß sein</text:p>
            <text:p text:style-name="P27">Keine Kommunikation über das Internet</text:p>
            <text:p text:style-name="P31">Nicht eindeutig konformes Verhalten von Clienten führt zu Disqualifikation</text:p>
          </table:table-cell>
          <table:table-cell table:style-name="Table1.D35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Table_20_Contents"/>
          </table:table-cell>
          <table:table-cell table:style-name="Table1.B35" office:value-type="string">
            <text:p text:style-name="P28">AI II</text:p>
          </table:table-cell>
          <table:table-cell table:style-name="Table1.C35" office:value-type="string">
            <text:p text:style-name="P28">Nach Möglichkeit / Zeitaufwand einen Algorithmus entwickeln, da Monte-Carlo ausgeschlossen wird</text:p>
          </table:table-cell>
          <table:table-cell table:style-name="Table1.D35" office:value-type="string">
            <text:p text:style-name="Table_20_Contents"/>
          </table:table-cell>
        </table:table-row>
        <table:table-row>
          <table:table-cell table:style-name="Table1.A36" office:value-type="string">
            <text:p text:style-name="Table_20_Contents"/>
          </table:table-cell>
          <table:table-cell table:style-name="Table1.B36" office:value-type="string">
            <text:p text:style-name="P21">Placeholder</text:p>
          </table:table-cell>
          <table:table-cell table:style-name="Table1.C36" office:value-type="string">
            <text:p text:style-name="P27"/>
          </table:table-cell>
          <table:table-cell table:style-name="Table1.D3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1-06T10:11:28.235730388</dc:date>
    <meta:editing-duration>PT1H1M22S</meta:editing-duration>
    <meta:editing-cycles>23</meta:editing-cycles>
    <meta:generator>LibreOffice/4.2.7.2$Linux_X86_64 LibreOffice_project/420m0$Build-2</meta:generator>
    <meta:document-statistic meta:table-count="1" meta:image-count="0" meta:object-count="0" meta:page-count="2" meta:paragraph-count="99" meta:word-count="277" meta:character-count="1906" meta:non-whitespace-character-count="1726"/>
  </office:meta>
</office:document-meta>
</file>